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b20d21" style:writing-mode="lr-tb"/>
    </style:style>
    <style:style style:name="Table1.B1" style:family="table-cell">
      <style:table-cell-properties style:vertical-align="middle" fo:padding-left="0.049cm" fo:padding-right="0.049cm" fo:padding-top="0cm" fo:padding-bottom="0cm" fo:border="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7.946cm" fo:margin-left="-0.208cm" table:align="left"/>
    </style:style>
    <style:style style:name="Table2.A" style:family="table-column">
      <style:table-column-properties style:column-width="17.946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69cm" fo:margin-left="-0.208cm" table:align="left"/>
    </style:style>
    <style:style style:name="Table3.A" style:family="table-column">
      <style:table-column-properties style:column-width="17.969cm"/>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8.015cm" fo:margin-left="-0.208cm" table:align="left"/>
    </style:style>
    <style:style style:name="Table4.A" style:family="table-column">
      <style:table-column-properties style:column-width="18.015cm"/>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7.854cm" fo:margin-left="-0.208cm" table:align="left"/>
    </style:style>
    <style:style style:name="Table5.A" style:family="table-column">
      <style:table-column-properties style:column-width="17.854cm"/>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969cm" fo:margin-left="-0.208cm" table:align="left"/>
    </style:style>
    <style:style style:name="Table6.A" style:family="table-column">
      <style:table-column-properties style:column-width="17.969cm"/>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17.969cm" fo:margin-left="-0.208cm" table:align="left"/>
    </style:style>
    <style:style style:name="Table7.A" style:family="table-column">
      <style:table-column-properties style:column-width="17.969cm"/>
    </style:style>
    <style:style style:name="Table7.A1" style:family="table-cell">
      <style:table-cell-properties fo:padding-left="0.191cm" fo:padding-right="0.191cm" fo:padding-top="0cm" fo:padding-bottom="0cm" fo:border="0.5pt solid #000000" style:writing-mode="lr-tb"/>
    </style:style>
    <style:style style:name="Table8" style:family="table">
      <style:table-properties style:width="17.854cm" fo:margin-left="-0.208cm" table:align="left"/>
    </style:style>
    <style:style style:name="Table8.A" style:family="table-column">
      <style:table-column-properties style:column-width="17.854cm"/>
    </style:style>
    <style:style style:name="Table8.1" style:family="table-row">
      <style:table-row-properties style:min-row-height="0.981cm" style:use-optimal-row-height="false"/>
    </style:style>
    <style:style style:name="Table8.A1" style:family="table-cell">
      <style:table-cell-properties fo:padding-left="0.191cm" fo:padding-right="0.191cm" fo:padding-top="0cm" fo:padding-bottom="0cm" fo:border="0.5pt solid #000000" style:writing-mode="lr-tb"/>
    </style:style>
    <style:style style:name="Table9" style:family="table">
      <style:table-properties style:width="17.854cm" fo:margin-left="-0.208cm" table:align="left"/>
    </style:style>
    <style:style style:name="Table9.A" style:family="table-column">
      <style:table-column-properties style:column-width="17.854cm"/>
    </style:style>
    <style:style style:name="Table9.1" style:family="table-row">
      <style:table-row-properties style:min-row-height="0.981cm" style:use-optimal-row-height="false"/>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634cm" fo:margin-left="0cm" table:align="left"/>
    </style:style>
    <style:style style:name="Table10.A" style:family="table-column">
      <style:table-column-properties style:column-width="17.634cm"/>
    </style:style>
    <style:style style:name="Table10.A1" style:family="table-cell">
      <style:table-cell-properties fo:padding-left="0.191cm" fo:padding-right="0.191cm" fo:padding-top="0cm" fo:padding-bottom="0cm" fo:border="none" style:writing-mode="lr-tb"/>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 style:family="table">
      <style:table-properties style:width="17.253cm" fo:margin-left="0cm" table:align="left"/>
    </style:style>
    <style:style style:name="Table11.A" style:family="table-column">
      <style:table-column-properties style:column-width="2.439cm"/>
    </style:style>
    <style:style style:name="Table11.B" style:family="table-column">
      <style:table-column-properties style:column-width="4.812cm"/>
    </style:style>
    <style:style style:name="Table11.C" style:family="table-column">
      <style:table-column-properties style:column-width="4.75cm"/>
    </style:style>
    <style:style style:name="Table11.D" style:family="table-column">
      <style:table-column-properties style:column-width="5.251cm"/>
    </style:style>
    <style:style style:name="Table11.1" style:family="table-row">
      <style:table-row-properties style:min-row-height="0.529cm" style:use-optimal-row-height="false"/>
    </style:style>
    <style:style style:name="Table11.A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B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C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D1" style:family="table-cell">
      <style:table-cell-properties fo:padding-left="0.191cm" fo:padding-right="0.191cm" fo:padding-top="0cm" fo:padding-bottom="0cm" fo:border-left="none" fo:border-right="none" fo:border-top="1pt solid #000000" fo:border-bottom="1pt solid #000000" fo:wrap-option="no-wrap" style:writing-mode="lr-tb"/>
    </style:style>
    <style:style style:name="Table11.A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3" style:family="table-cell">
      <style:table-cell-properties fo:padding-left="0.191cm" fo:padding-right="0.191cm" fo:padding-top="0cm" fo:padding-bottom="0cm" fo:border="none" fo:wrap-option="no-wrap" style:writing-mode="lr-tb"/>
    </style:style>
    <style:style style:name="Table11.B3" style:family="table-cell">
      <style:table-cell-properties fo:padding-left="0.191cm" fo:padding-right="0.191cm" fo:padding-top="0cm" fo:padding-bottom="0cm" fo:border="none" fo:wrap-option="no-wrap" style:writing-mode="lr-tb"/>
    </style:style>
    <style:style style:name="Table11.C3" style:family="table-cell">
      <style:table-cell-properties fo:padding-left="0.191cm" fo:padding-right="0.191cm" fo:padding-top="0cm" fo:padding-bottom="0cm" fo:border="none" fo:wrap-option="no-wrap" style:writing-mode="lr-tb"/>
    </style:style>
    <style:style style:name="Table11.D3" style:family="table-cell">
      <style:table-cell-properties fo:padding-left="0.191cm" fo:padding-right="0.191cm" fo:padding-top="0cm" fo:padding-bottom="0cm" fo:border="none" fo:wrap-option="no-wrap" style:writing-mode="lr-tb"/>
    </style:style>
    <style:style style:name="Table11.A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4"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5" style:family="table-cell">
      <style:table-cell-properties fo:padding-left="0.191cm" fo:padding-right="0.191cm" fo:padding-top="0cm" fo:padding-bottom="0cm" fo:border="none" fo:wrap-option="no-wrap" style:writing-mode="lr-tb"/>
    </style:style>
    <style:style style:name="Table11.B5" style:family="table-cell">
      <style:table-cell-properties fo:padding-left="0.191cm" fo:padding-right="0.191cm" fo:padding-top="0cm" fo:padding-bottom="0cm" fo:border="none" fo:wrap-option="no-wrap" style:writing-mode="lr-tb"/>
    </style:style>
    <style:style style:name="Table11.C5" style:family="table-cell">
      <style:table-cell-properties fo:padding-left="0.191cm" fo:padding-right="0.191cm" fo:padding-top="0cm" fo:padding-bottom="0cm" fo:border="none" fo:wrap-option="no-wrap" style:writing-mode="lr-tb"/>
    </style:style>
    <style:style style:name="Table11.D5" style:family="table-cell">
      <style:table-cell-properties fo:padding-left="0.191cm" fo:padding-right="0.191cm" fo:padding-top="0cm" fo:padding-bottom="0cm" fo:border="none" fo:wrap-option="no-wrap" style:writing-mode="lr-tb"/>
    </style:style>
    <style:style style:name="Table11.A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6"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7" style:family="table-cell">
      <style:table-cell-properties fo:padding-left="0.191cm" fo:padding-right="0.191cm" fo:padding-top="0cm" fo:padding-bottom="0cm" fo:border="none" fo:wrap-option="no-wrap" style:writing-mode="lr-tb"/>
    </style:style>
    <style:style style:name="Table11.B7" style:family="table-cell">
      <style:table-cell-properties fo:padding-left="0.191cm" fo:padding-right="0.191cm" fo:padding-top="0cm" fo:padding-bottom="0cm" fo:border="none" fo:wrap-option="no-wrap" style:writing-mode="lr-tb"/>
    </style:style>
    <style:style style:name="Table11.C7" style:family="table-cell">
      <style:table-cell-properties fo:padding-left="0.191cm" fo:padding-right="0.191cm" fo:padding-top="0cm" fo:padding-bottom="0cm" fo:border="none" fo:wrap-option="no-wrap" style:writing-mode="lr-tb"/>
    </style:style>
    <style:style style:name="Table11.D7" style:family="table-cell">
      <style:table-cell-properties fo:padding-left="0.191cm" fo:padding-right="0.191cm" fo:padding-top="0cm" fo:padding-bottom="0cm" fo:border="none" fo:wrap-option="no-wrap" style:writing-mode="lr-tb"/>
    </style:style>
    <style:style style:name="Table11.A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8"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9" style:family="table-cell">
      <style:table-cell-properties fo:padding-left="0.191cm" fo:padding-right="0.191cm" fo:padding-top="0cm" fo:padding-bottom="0cm" fo:border="none" fo:wrap-option="no-wrap" style:writing-mode="lr-tb"/>
    </style:style>
    <style:style style:name="Table11.B9" style:family="table-cell">
      <style:table-cell-properties fo:padding-left="0.191cm" fo:padding-right="0.191cm" fo:padding-top="0cm" fo:padding-bottom="0cm" fo:border="none" fo:wrap-option="no-wrap" style:writing-mode="lr-tb"/>
    </style:style>
    <style:style style:name="Table11.C9" style:family="table-cell">
      <style:table-cell-properties fo:padding-left="0.191cm" fo:padding-right="0.191cm" fo:padding-top="0cm" fo:padding-bottom="0cm" fo:border="none" fo:wrap-option="no-wrap" style:writing-mode="lr-tb"/>
    </style:style>
    <style:style style:name="Table11.D9" style:family="table-cell">
      <style:table-cell-properties fo:padding-left="0.191cm" fo:padding-right="0.191cm" fo:padding-top="0cm" fo:padding-bottom="0cm" fo:border="none" fo:wrap-option="no-wrap" style:writing-mode="lr-tb"/>
    </style:style>
    <style:style style:name="Table11.A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0"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1" style:family="table-cell">
      <style:table-cell-properties fo:padding-left="0.191cm" fo:padding-right="0.191cm" fo:padding-top="0cm" fo:padding-bottom="0cm" fo:border="none" fo:wrap-option="no-wrap" style:writing-mode="lr-tb"/>
    </style:style>
    <style:style style:name="Table11.B11" style:family="table-cell">
      <style:table-cell-properties fo:padding-left="0.191cm" fo:padding-right="0.191cm" fo:padding-top="0cm" fo:padding-bottom="0cm" fo:border="none" fo:wrap-option="no-wrap" style:writing-mode="lr-tb"/>
    </style:style>
    <style:style style:name="Table11.C11" style:family="table-cell">
      <style:table-cell-properties fo:padding-left="0.191cm" fo:padding-right="0.191cm" fo:padding-top="0cm" fo:padding-bottom="0cm" fo:border="none" fo:wrap-option="no-wrap" style:writing-mode="lr-tb"/>
    </style:style>
    <style:style style:name="Table11.D11" style:family="table-cell">
      <style:table-cell-properties fo:padding-left="0.191cm" fo:padding-right="0.191cm" fo:padding-top="0cm" fo:padding-bottom="0cm" fo:border="none" fo:wrap-option="no-wrap" style:writing-mode="lr-tb"/>
    </style:style>
    <style:style style:name="Table11.A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B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C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D12" style:family="table-cell">
      <style:table-cell-properties fo:background-color="#c0c0c0" fo:padding-left="0.191cm" fo:padding-right="0.191cm" fo:padding-top="0cm" fo:padding-bottom="0cm" fo:border="none" fo:wrap-option="no-wrap" style:writing-mode="lr-tb">
        <style:background-image/>
      </style:table-cell-properties>
    </style:style>
    <style:style style:name="Table11.A13" style:family="table-cell">
      <style:table-cell-properties fo:padding-left="0.191cm" fo:padding-right="0.191cm" fo:padding-top="0cm" fo:padding-bottom="0cm" fo:border="none" fo:wrap-option="no-wrap" style:writing-mode="lr-tb"/>
    </style:style>
    <style:style style:name="Table11.B13" style:family="table-cell">
      <style:table-cell-properties fo:padding-left="0.191cm" fo:padding-right="0.191cm" fo:padding-top="0cm" fo:padding-bottom="0cm" fo:border="none" fo:wrap-option="no-wrap" style:writing-mode="lr-tb"/>
    </style:style>
    <style:style style:name="Table11.C13" style:family="table-cell">
      <style:table-cell-properties fo:padding-left="0.191cm" fo:padding-right="0.191cm" fo:padding-top="0cm" fo:padding-bottom="0cm" fo:border="none" fo:wrap-option="no-wrap" style:writing-mode="lr-tb"/>
    </style:style>
    <style:style style:name="Table11.D13" style:family="table-cell">
      <style:table-cell-properties fo:padding-left="0.191cm" fo:padding-right="0.191cm" fo:padding-top="0cm" fo:padding-bottom="0cm" fo:border="none" fo:wrap-option="no-wrap" style:writing-mode="lr-tb"/>
    </style:style>
    <style:style style:name="Table11.A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191cm" fo:padding-right="0.191cm" fo:padding-top="0cm" fo:padding-bottom="0cm" fo:border-left="none" fo:border-right="none" fo:border-top="none" fo:border-bottom="1pt solid #000000" fo:wrap-option="no-wrap" style:writing-mode="lr-tb">
        <style:background-image/>
      </style:table-cell-properties>
    </style:style>
    <style:style style:name="Table12" style:family="table">
      <style:table-properties style:width="17.854cm" fo:margin-left="-0.208cm" table:align="left"/>
    </style:style>
    <style:style style:name="Table12.A" style:family="table-column">
      <style:table-column-properties style:column-width="17.854cm"/>
    </style:style>
    <style:style style:name="Table12.1" style:family="table-row">
      <style:table-row-properties style:min-row-height="0.981cm" style:use-optimal-row-height="false"/>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17.9cm" fo:margin-left="-0.191cm" table:align="left"/>
    </style:style>
    <style:style style:name="Table13.A" style:family="table-column">
      <style:table-column-properties style:column-width="17.9cm"/>
    </style:style>
    <style:style style:name="Table13.A1" style:family="table-cell">
      <style:table-cell-properties fo:padding-left="0.191cm" fo:padding-right="0.191cm" fo:padding-top="0cm" fo:padding-bottom="0cm" fo:border="none" style:writing-mode="lr-tb"/>
    </style:style>
    <style:style style:name="Table13.2" style:family="table-row">
      <style:table-row-properties style:min-row-height="8.049cm" style:use-optimal-row-height="false"/>
    </style:style>
    <style:style style:name="Table14" style:family="table">
      <style:table-properties style:width="16.503cm" fo:margin-left="0cm" table:align="left"/>
    </style:style>
    <style:style style:name="Table14.A" style:family="table-column">
      <style:table-column-properties style:column-width="2.439cm"/>
    </style:style>
    <style:style style:name="Table14.B" style:family="table-column">
      <style:table-column-properties style:column-width="6.812cm"/>
    </style:style>
    <style:style style:name="Table14.C" style:family="table-column">
      <style:table-column-properties style:column-width="7.251cm"/>
    </style:style>
    <style:style style:name="Table14.1" style:family="table-row">
      <style:table-row-properties style:min-row-height="0.529cm"/>
    </style:style>
    <style:style style:name="Table14.A1" style:family="table-cell">
      <style:table-cell-properties fo:padding-left="0.191cm" fo:padding-right="0.191cm" fo:padding-top="0cm" fo:padding-bottom="0cm" fo:border-left="none" fo:border-right="none" fo:border-top="1pt solid #000000" fo:border-bottom="1pt solid #000000" style:writing-mode="lr-tb"/>
    </style:style>
    <style:style style:name="Table14.A2" style:family="table-cell">
      <style:table-cell-properties fo:padding-left="0.191cm" fo:padding-right="0.191cm" fo:padding-top="0cm" fo:padding-bottom="0cm" fo:border="none" style:writing-mode="lr-tb"/>
    </style:style>
    <style:style style:name="Table14.B3" style:family="table-cell">
      <style:table-cell-properties fo:background-color="#c0c0c0" fo:padding-left="0.191cm" fo:padding-right="0.191cm" fo:padding-top="0cm" fo:padding-bottom="0cm" fo:border="none" style:writing-mode="lr-tb">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000000" style:writing-mode="lr-tb"/>
    </style:style>
    <style:style style:name="Table14.B5" style:family="table-cell">
      <style:table-cell-properties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3" style:family="paragraph" style:parent-style-name="Normal">
      <style:paragraph-properties fo:text-align="center" style:justify-single-word="false"/>
    </style:style>
    <style:style style:name="P4" style:family="paragraph" style:parent-style-name="Normal">
      <style:paragraph-properties fo:text-align="end" style:justify-single-word="false"/>
      <style:text-properties fo:font-size="10pt" fo:font-weight="bold" style:font-size-asian="10pt" style:font-weight-asian="bold" style:font-size-complex="10pt"/>
    </style:style>
    <style:style style:name="P5" style:family="paragraph" style:parent-style-name="Normal">
      <style:text-properties fo:color="#000000" loext:opacity="100%" fo:font-size="10pt" style:font-size-asian="10pt" style:font-size-complex="10pt"/>
    </style:style>
    <style:style style:name="P6"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7"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8"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9" style:family="paragraph" style:parent-style-name="Normal">
      <style:paragraph-properties fo:orphans="2" fo:widows="2"/>
    </style:style>
    <style:style style:name="P10" style:family="paragraph" style:parent-style-name="Pie_20_de_20_página">
      <style:paragraph-properties fo:text-align="start" style:justify-single-word="false"/>
      <style:text-properties officeooo:paragraph-rsid="0031e6b8"/>
    </style:style>
    <style:style style:name="P11" style:family="paragraph" style:parent-style-name="Pie_20_de_20_página">
      <style:paragraph-properties fo:text-align="start" style:justify-single-word="false">
        <style:tab-stops>
          <style:tab-stop style:position="4.087cm"/>
        </style:tab-stops>
      </style:paragraph-properties>
    </style:style>
    <style:style style:name="P12"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3"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4" style:family="paragraph" style:parent-style-name="Normal">
      <style:paragraph-properties fo:margin-top="0.212cm" fo:margin-bottom="0cm" style:contextual-spacing="false" fo:text-align="center" style:justify-single-word="false" fo:orphans="2" fo:widows="2" fo:break-before="page"/>
      <style:text-properties fo:color="#b20d21" loext:opacity="100%" style:font-name="Arial Narrow" fo:font-weight="bold" style:font-name-asian="Calibri1" style:language-asian="en" style:country-asian="US" style:font-weight-asian="bold" style:font-name-complex="Times New Roman" style:language-complex="en" style:country-complex="US"/>
    </style:style>
    <style:style style:name="P15" style:family="paragraph" style:parent-style-name="Standard">
      <style:paragraph-properties fo:margin-top="0.212cm" fo:margin-bottom="0cm" style:contextual-spacing="false" fo:orphans="2" fo:widows="2" fo:hyphenation-ladder-count="no-limit"/>
      <style:text-properties officeooo:paragraph-rsid="00340abf" fo:hyphenate="true" loext:hyphenation-no-caps="false"/>
    </style:style>
    <style:style style:name="P16" style:family="paragraph" style:parent-style-name="Normal">
      <style:paragraph-properties fo:margin-top="0.212cm" fo:margin-bottom="0.212cm" style:contextual-spacing="false" fo:text-align="center" style:justify-single-word="false" fo:orphans="2" fo:widows="2"/>
    </style:style>
    <style:style style:name="P17"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8" style:family="paragraph" style:parent-style-name="Normal">
      <style:paragraph-properties fo:margin-top="0.212cm" fo:margin-bottom="0.212cm" style:contextual-spacing="false" fo:text-align="center" style:justify-single-word="false" fo:orphans="2" fo:widows="2"/>
      <style:text-properties fo:color="#c9211e" loext:opacity="100%"/>
    </style:style>
    <style:style style:name="P19"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0" style:family="paragraph" style:parent-style-name="Normal">
      <style:paragraph-properties fo:padding-left="0cm" fo:padding-right="0cm" fo:padding-top="0cm" fo:padding-bottom="0.035cm" fo:border-left="none" fo:border-right="none" fo:border-top="none" fo:border-bottom="1.5pt solid #000000" style:shadow="none"/>
    </style:style>
    <style:style style:name="P21"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22"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officeooo:paragraph-rsid="00340abf"/>
    </style:style>
    <style:style style:name="P23" style:family="paragraph" style:parent-style-name="Párrafo_20_de_20_lista">
      <style:paragraph-properties fo:margin-left="0cm" fo:margin-right="0cm" fo:margin-top="0cm" fo:margin-bottom="0cm" style:contextual-spacing="false" fo:text-indent="0cm" style:auto-text-indent="false">
        <style:tab-stops/>
      </style:paragraph-properties>
      <style:text-properties fo:language="es" fo:country="ES"/>
    </style:style>
    <style:style style:name="P24" style:family="paragraph" style:parent-style-name="Standard">
      <style:paragraph-properties fo:margin-left="0.635cm" fo:margin-right="0cm" fo:text-indent="0cm" style:auto-text-indent="false">
        <style:tab-stops/>
      </style:paragraph-properties>
      <style:text-properties officeooo:paragraph-rsid="00340abf"/>
    </style:style>
    <style:style style:name="P25" style:family="paragraph" style:parent-style-name="Standard">
      <style:paragraph-properties fo:margin-left="0.635cm" fo:margin-right="0cm" fo:text-indent="0cm" style:auto-text-indent="false">
        <style:tab-stops/>
      </style:paragraph-properties>
      <style:text-properties fo:font-weight="bold" officeooo:paragraph-rsid="00340abf" style:font-weight-asian="bold"/>
    </style:style>
    <style:style style:name="P26" style:family="paragraph" style:parent-style-name="Lista_20_vistosa_20_-_20_Énfasis_20_11">
      <style:paragraph-properties fo:margin-left="0.635cm" fo:margin-right="0cm" fo:text-indent="0cm" style:auto-text-indent="false">
        <style:tab-stops/>
      </style:paragraph-properties>
      <style:text-properties fo:language="es" fo:country="ES" style:text-underline-style="solid" style:text-underline-width="auto" style:text-underline-color="font-color" officeooo:paragraph-rsid="00340abf" style:text-underline-mode="continuous" style:text-overline-mode="continuous" style:text-line-through-mode="continuous"/>
    </style:style>
    <style:style style:name="P27" style:family="paragraph" style:parent-style-name="Párrafo_20_de_20_lista">
      <style:paragraph-properties fo:margin-left="0.635cm" fo:margin-right="0cm" fo:text-indent="0cm" style:auto-text-indent="false">
        <style:tab-stops/>
      </style:paragraph-properties>
      <style:text-properties officeooo:paragraph-rsid="00340abf"/>
    </style:style>
    <style:style style:name="P28" style:family="paragraph" style:parent-style-name="Párrafo_20_de_20_lista">
      <style:paragraph-properties fo:margin-left="0.635cm" fo:margin-right="0cm" fo:text-indent="0cm" style:auto-text-indent="false">
        <style:tab-stops/>
      </style:paragraph-properties>
      <style:text-properties fo:language="es" fo:country="ES" officeooo:paragraph-rsid="00340abf"/>
    </style:style>
    <style:style style:name="P29"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officeooo:paragraph-rsid="00340abf" fo:hyphenate="true" loext:hyphenation-no-caps="false"/>
    </style:style>
    <style:style style:name="P30" style:family="paragraph" style:parent-style-name="Standard">
      <style:paragraph-properties fo:margin-left="0.635cm" fo:margin-right="0cm" fo:margin-top="0.212cm" fo:margin-bottom="0cm" style:contextual-spacing="false" fo:orphans="2" fo:widows="2" fo:hyphenation-ladder-count="no-limit" fo:text-indent="0cm" style:auto-text-indent="false">
        <style:tab-stops/>
      </style:paragraph-properties>
      <style:text-properties fo:font-weight="bold" officeooo:paragraph-rsid="00340abf" style:font-weight-asian="bold" fo:hyphenate="true" loext:hyphenation-no-caps="false"/>
    </style:style>
    <style:style style:name="P31" style:family="paragraph" style:parent-style-name="Heading_20_3">
      <style:paragraph-properties fo:margin-top="0.25cm" fo:margin-bottom="0cm" style:contextual-spacing="false"/>
    </style:style>
    <style:style style:name="P32" style:family="paragraph" style:parent-style-name="ParrafoNegro">
      <style:text-properties fo:language="es" fo:country="ES" officeooo:paragraph-rsid="00340abf"/>
    </style:style>
    <style:style style:name="P33" style:family="paragraph" style:parent-style-name="ParrafoNegro">
      <style:text-properties officeooo:paragraph-rsid="00340abf"/>
    </style:style>
    <style:style style:name="P34" style:family="paragraph" style:parent-style-name="Párrafo_20_de_20_lista">
      <style:text-properties officeooo:paragraph-rsid="00340abf"/>
    </style:style>
    <style:style style:name="P35" style:family="paragraph" style:parent-style-name="Standard">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36" style:family="paragraph" style:parent-style-name="Standard">
      <style:paragraph-properties fo:text-align="end" style:justify-single-word="false"/>
      <style:text-properties fo:color="#000000" loext:opacity="100%" fo:font-size="10pt" fo:font-weight="bold" fo:background-color="transparent" style:font-size-asian="10pt" style:font-weight-asian="bold" style:font-size-complex="10pt" style:font-weight-complex="bold"/>
    </style:style>
    <style:style style:name="P37" style:family="paragraph" style:parent-style-name="Standard">
      <style:paragraph-properties style:snap-to-layout-grid="false"/>
      <style:text-properties fo:color="#000000" loext:opacity="100%" fo:font-size="10pt" style:font-size-asian="10pt" style:font-size-complex="10pt"/>
    </style:style>
    <style:style style:name="P38" style:family="paragraph" style:parent-style-name="Standard">
      <style:paragraph-properties fo:text-align="center" style:justify-single-word="false"/>
    </style:style>
    <style:style style:name="P39" style:family="paragraph" style:parent-style-name="Text_20_body">
      <style:paragraph-properties fo:text-align="center" style:justify-single-word="false"/>
      <style:text-properties fo:color="#000000" loext:opacity="100%" fo:font-size="10pt" fo:language="en" fo:country="GB" fo:font-style="italic" fo:font-weight="bold" style:font-size-asian="10pt" style:font-style-asian="italic" style:font-weight-asian="bold" style:font-size-complex="10pt" style:font-weight-complex="bold"/>
    </style:style>
    <style:style style:name="P40" style:family="paragraph" style:parent-style-name="Text_20_body">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1" style:family="paragraph" style:parent-style-name="Text_20_body">
      <style:paragraph-properties fo:text-align="center" style:justify-single-word="false"/>
      <style:text-properties fo:color="#000000" loext:opacity="100%" fo:font-size="10pt" fo:language="en" fo:country="US" fo:font-style="italic" fo:font-weight="bold" style:font-size-asian="10pt" style:font-style-asian="italic" style:font-weight-asian="bold" style:font-size-complex="10pt" style:font-weight-complex="bold"/>
    </style:style>
    <style:style style:name="P42"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43" style:family="paragraph" style:parent-style-name="WW-Predeterminado">
      <style:paragraph-properties fo:line-height="110%"/>
      <style:text-properties style:font-name="Courier New" officeooo:paragraph-rsid="00340abf" style:font-name-complex="Courier New"/>
    </style:style>
    <style:style style:name="P44" style:family="paragraph" style:parent-style-name="WW-Predeterminado">
      <style:paragraph-properties fo:line-height="110%"/>
      <style:text-properties style:font-name="Courier New" fo:font-size="9pt" officeooo:paragraph-rsid="00340abf" style:font-size-asian="9pt" style:font-name-complex="Courier New" style:font-size-complex="9pt"/>
    </style:style>
    <style:style style:name="P45" style:family="paragraph" style:parent-style-name="WW-Predeterminado">
      <style:paragraph-properties fo:line-height="110%"/>
      <style:text-properties style:font-name="Courier New" fo:font-size="10pt" officeooo:paragraph-rsid="00340abf" style:font-name-asian="Courier New" style:font-size-asian="10pt" style:font-name-complex="Courier New" style:font-size-complex="10pt"/>
    </style:style>
    <style:style style:name="P46" style:family="paragraph" style:parent-style-name="WW-Predeterminado">
      <style:paragraph-properties fo:line-height="110%"/>
      <style:text-properties fo:font-size="9pt" officeooo:paragraph-rsid="00340abf" style:font-size-asian="9pt" style:font-size-complex="9pt"/>
    </style:style>
    <style:style style:name="P47" style:family="paragraph" style:parent-style-name="Heading_20_3">
      <style:paragraph-properties fo:margin-top="0cm" fo:margin-bottom="0cm" style:contextual-spacing="false"/>
      <style:text-properties officeooo:paragraph-rsid="0035c4ef"/>
    </style:style>
    <style:style style:name="P48" style:family="paragraph" style:parent-style-name="Normal" style:list-style-name="WW8Num8"/>
    <style:style style:name="P49" style:family="paragraph" style:parent-style-name="Párrafo_20_de_20_lista" style:list-style-name="WW8Num8">
      <style:text-properties officeooo:paragraph-rsid="00340abf"/>
    </style:style>
    <style:style style:name="P50" style:family="paragraph" style:parent-style-name="Párrafo_20_de_20_lista" style:list-style-name="WW8Num8">
      <style:text-properties fo:language="es" fo:country="ES" officeooo:paragraph-rsid="00340abf"/>
    </style:style>
    <style:style style:name="P51" style:family="paragraph" style:parent-style-name="Tabla" style:list-style-name="">
      <style:paragraph-properties fo:margin-left="1.339cm" fo:margin-right="0cm" fo:text-indent="-0.635cm" style:auto-text-indent="false">
        <style:tab-stops/>
      </style:paragraph-properties>
    </style:style>
    <style:style style:name="P52" style:family="paragraph" style:parent-style-name="Table" style:list-style-name="">
      <style:paragraph-properties fo:margin-left="1.9cm" fo:margin-right="0cm" fo:text-indent="-0.635cm" style:auto-text-indent="false">
        <style:tab-stops/>
      </style:paragraph-properties>
      <style:text-properties officeooo:paragraph-rsid="00340abf"/>
    </style:style>
    <style:style style:name="T1" style:family="text">
      <style:text-properties style:font-name="Arial" fo:font-size="8pt" style:font-size-asian="8pt" style:font-name-complex="Arial"/>
    </style:style>
    <style:style style:name="T2" style:family="text">
      <style:text-properties style:font-name="Arial" fo:font-size="8pt" officeooo:rsid="0033287f" style:font-size-asian="8pt" style:font-name-complex="Arial"/>
    </style:style>
    <style:style style:name="T3" style:family="text">
      <style:text-properties fo:color="#203931" loext:opacity="100%" style:font-name="Arial" fo:font-size="8pt" style:font-size-asian="8pt" style:font-name-complex="Arial"/>
    </style:style>
    <style:style style:name="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T5"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6" style:family="text">
      <style:text-properties fo:color="#ff0000" loext:opacity="100%"/>
    </style:style>
    <style:style style:name="T7" style:family="text">
      <style:text-properties fo:color="#111111" loext:opacity="100%" fo:background-color="transparent" loext:char-shading-value="0"/>
    </style:style>
    <style:style style:name="T8"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9" style:family="text">
      <style:text-properties fo:language="es" fo:country="ES"/>
    </style:style>
    <style:style style:name="T10" style:family="text">
      <style:text-properties fo:language="es" fo:country="ES" fo:font-weight="bold" style:font-weight-asian="bold"/>
    </style:style>
    <style:style style:name="T11" style:family="text">
      <style:text-properties fo:language="es" fo:country="ES" fo:font-weight="bold" style:font-weight-asian="bold" style:font-weight-complex="bold"/>
    </style:style>
    <style:style style:name="T12" style:family="text">
      <style:text-properties fo:language="es" fo:country="ES" fo:font-style="italic" style:font-style-asian="italic"/>
    </style:style>
    <style:style style:name="T13" style:family="text">
      <style:text-properties fo:language="es" fo:country="ES" fo:font-style="italic" style:font-style-asian="italic" style:font-style-complex="italic"/>
    </style:style>
    <style:style style:name="T14" style:family="text">
      <style:text-properties fo:language="es" fo:country="ES" fo:font-style="italic" style:language-asian="en" style:country-asian="US" style:font-style-asian="italic" style:font-style-complex="italic"/>
    </style:style>
    <style:style style:name="T15" style:family="text">
      <style:text-properties fo:language="es" fo:country="ES" fo:background-color="transparent" loext:char-shading-value="0"/>
    </style:style>
    <style:style style:name="T16" style:family="text">
      <style:text-properties fo:language="es" fo:country="ES" fo:font-weight="normal" style:font-weight-asian="normal"/>
    </style:style>
    <style:style style:name="T17" style:family="text">
      <style:text-properties fo:language="es" fo:country="ES" style:font-name-asian="Calibri1" style:font-name-complex="Calibri1"/>
    </style:style>
    <style:style style:name="T18" style:family="text">
      <style:text-properties fo:language="es" fo:country="ES" style:language-asian="es" style:country-asian="ES" style:language-complex="ar" style:country-complex="SA"/>
    </style:style>
    <style:style style:name="T19" style:family="text">
      <style:text-properties fo:language="es" fo:country="ES" style:language-asian="en" style:country-asian="US"/>
    </style:style>
    <style:style style:name="T20" style:family="text">
      <style:text-properties style:font-name="Liberation Mono" fo:font-size="10pt" style:font-size-asian="10pt" style:font-name-complex="Courier New" style:font-size-complex="10pt"/>
    </style:style>
    <style:style style:name="T21" style:family="text">
      <style:text-properties fo:font-weight="bold" style:font-weight-asian="bold"/>
    </style:style>
    <style:style style:name="T22" style:family="text">
      <style:text-properties fo:font-size="10pt" fo:language="es" fo:country="ES" fo:font-weight="bold" style:font-size-asian="10pt" style:font-weight-asian="bold" style:font-size-complex="10pt" style:font-weight-complex="bold"/>
    </style:style>
    <style:style style:name="T23" style:family="text">
      <style:text-properties fo:font-size="10pt" fo:language="es" fo:country="ES" style:font-size-asian="10pt" style:font-size-complex="10pt"/>
    </style:style>
    <style:style style:name="T24" style:family="text">
      <style:text-properties fo:font-size="10pt" fo:language="es" fo:country="ES" officeooo:rsid="001831a5" style:font-size-asian="10pt" style:font-size-complex="10pt"/>
    </style:style>
    <style:style style:name="T25" style:family="text">
      <style:text-properties fo:font-size="10pt" fo:language="es" fo:country="ES" officeooo:rsid="001831a5" fo:background-color="transparent" loext:char-shading-value="0" style:font-size-asian="10pt" style:font-size-complex="10pt"/>
    </style:style>
    <style:style style:name="T26" style:family="text">
      <style:text-properties fo:color="#000000" loext:opacity="100%" fo:font-size="10pt" fo:font-weight="bold" style:font-size-asian="10pt" style:font-weight-asian="bold" style:font-size-complex="10pt" style:font-weight-complex="bold"/>
    </style:style>
    <style:style style:name="T27" style:family="text">
      <style:text-properties fo:color="#000000" loext:opacity="100%" fo:font-size="10pt" fo:language="es" fo:country="ES" fo:font-weight="bold" style:font-size-asian="10pt" style:font-weight-asian="bold" style:font-size-complex="10pt" style:font-weight-complex="bold"/>
    </style:style>
    <style:style style:name="T28" style:family="text">
      <style:text-properties fo:color="#000000" loext:opacity="100%" style:font-size-complex="10pt" style:font-weight-complex="bold"/>
    </style:style>
    <style:style style:name="T29" style:family="text">
      <style:text-properties fo:background-color="transparent" loext:char-shading-value="0"/>
    </style:style>
    <style:style style:name="T30" style:family="text">
      <style:text-properties fo:color="#b20d21"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1" style:family="text">
      <style:text-properties fo:color="#b20d21" loext:opacity="100%" style:font-name="Arial Narrow" fo:font-size="13pt" fo:font-weight="bold" officeooo:rsid="002eab16" style:font-name-asian="Calibri1" style:font-size-asian="13pt" style:language-asian="en" style:country-asian="US" style:font-weight-asian="bold" style:font-name-complex="Times New Roman" style:font-size-complex="13pt" style:language-complex="en" style:country-complex="US"/>
    </style:style>
    <style:style style:name="T32" style:family="text">
      <style:text-properties fo:color="#b20d21" loext:opacity="100%"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33" style:family="text">
      <style:text-properties fo:color="#b20d21" loext:opacity="100%" style:font-name="Liberation Serif" fo:font-size="14.1000003814697pt" fo:language="es" fo:country="ES" fo:font-weight="bold" officeooo:rsid="0035c4ef" style:font-name-asian="Microsoft YaHei" style:font-size-asian="14.1000003814697pt" style:language-asian="zh" style:country-asian="CN" style:font-weight-asian="bold" style:font-name-complex="Mangal" style:font-size-complex="14.1000003814697pt" style:font-weight-complex="bold"/>
    </style:style>
    <style:style style:name="T34" style:family="text">
      <style:text-properties style:font-name-asian="+mn-ea"/>
    </style:style>
    <style:style style:name="T35" style:family="text">
      <style:text-properties fo:font-size="11pt" style:font-size-asian="11pt" style:font-size-complex="11pt"/>
    </style:style>
    <style:style style:name="T36" style:family="text">
      <style:text-properties style:font-name="Calibri1" fo:font-size="11pt" style:font-name-asian="+mn-ea" style:font-size-asian="11pt" style:font-name-complex="Calibri1"/>
    </style:style>
    <style:style style:name="T37" style:family="text">
      <style:text-properties style:font-name="Calibri1" style:font-name-asian="+mn-ea" style:font-name-complex="Calibri1"/>
    </style:style>
    <style:style style:name="T38" style:family="text">
      <style:text-properties style:font-size-complex="10pt"/>
    </style:style>
    <style:style style:name="T39" style:family="text">
      <style:text-properties officeooo:rsid="00340abf"/>
    </style:style>
    <style:style style:name="T40" style:family="text">
      <style:text-properties officeooo:rsid="0035c4ef"/>
    </style:style>
    <style:style style:name="T41"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cm"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cm" fo:border="none" style:writing-mode="lr-tb" draw:textarea-vertical-align="to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4">2º curso / 2º cuatr.</text:p>
            <text:p text:style-name="P16"><text:span text:style-name="Fuente_20_de_20_párrafo_20_predeter."><text:span text:style-name="T30">Grado</text:span></text:span><text:span text:style-name="Fuente_20_de_20_párrafo_20_predeter."><text:span text:style-name="T31">s</text:span></text:span><text:span text:style-name="Fuente_20_de_20_párrafo_20_predeter."><text:span text:style-name="T30"> Ingeniería <text:s/>Informática</text:span></text:span></text:p>
            <text:p text:style-name="P17"><text:span text:style-name="Fuente_20_de_20_párrafo_20_predeter."><text:span text:style-name="T32"/></text:span></text:p>
            <text:p text:style-name="P18"/>
          </table:table-cell>
          <table:table-cell table:style-name="Table1.B1" office:value-type="string">
            <text:p text:style-name="P12"/>
          </table:table-cell>
          <table:table-cell table:style-name="Table1.C1" office:value-type="string">
            <text:p text:style-name="P13">Arquitectura de Computadores (AC)</text:p>
            <text:p text:style-name="P31">Cuaderno de prácticas.</text:p>
            <text:p text:style-name="P47">Bloque Práctico <text:span text:style-name="T33">1</text:span>. Programación paralela I: <text:span text:style-name="T33">Directivas</text:span> OpenMP</text:p>
            <text:p text:style-name="P19">Estudiante (nombre y apellidos):</text:p>
            <text:p text:style-name="P2">Grupo de prácticas y profesor de prácticas:</text:p>
            <text:p text:style-name="P9"><text:span text:style-name="Fuente_20_de_20_párrafo_20_predeter."><text:span text:style-name="T5"/></text:span></text:p>
          </table:table-cell>
        </table:table-row>
      </table:table>
      <text:p text:style-name="P21"/>
      <text:p text:style-name="P20"><text:span text:style-name="Fuente_20_de_20_párrafo_20_predeter."><text:span text:style-name="T6"/></text:span></text:p>
      <text:p text:style-name="Heading_20_1"><text:span text:style-name="Fuente_20_de_20_párrafo_20_predeter.">Parte I. Ejercicios basados en los ejemplos del seminario práctico</text:span></text:p>
      <text:list xml:id="list668665272" text:style-name="WW8Num8">
        <text:list-item text:start-value="1">
          <text:p text:style-name="P48">Usar la directiva <text:span text:style-name="codigo"><text:span text:style-name="T34">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9"/>
      <text:p text:style-name="P24"><text:span text:style-name="PalabraNegro"><text:span text:style-name="T21">RESPUESTA</text:span></text:span><text:span text:style-name="PalabraNegro">: </text:span><text:span text:style-name="PalabraNegro"><text:span text:style-name="T35">Captura que muestre el </text:span></text:span><text:span text:style-name="Palabra">código fuente</text:span> <text:span text:style-name="codigo">bucle-forModificado.c</text:span></text:p>
      <table:table table:name="Table2" table:style-name="Table2">
        <table:table-column table:style-name="Table2.A"/>
        <table:table-row table:style-name="TableLine1727277631168">
          <table:table-cell table:style-name="Table2.A1" office:value-type="string">
            <text:p text:style-name="P43"/>
          </table:table-cell>
        </table:table-row>
      </table:table>
      <text:p text:style-name="P25"/>
      <text:p text:style-name="P24"><text:span text:style-name="PalabraNegro"><text:span text:style-name="T21">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Line1727277621104">
          <table:table-cell table:style-name="Table3.A1" office:value-type="string">
            <text:p text:style-name="P43"/>
          </table:table-cell>
        </table:table-row>
      </table:table>
      <text:p text:style-name="P29"/>
      <text:list xml:id="list175416223641054" text:continue-numbering="true" text:style-name="WW8Num8">
        <text:list-item>
          <text:p text:style-name="P48">Imprimir los resultados del programa <text:span text:style-name="codigo">single.c</text:span> usando una directiva <text:span text:style-name="codigo"><text:span text:style-name="T34">single</text:span></text:span> dentro de la construcción <text:span text:style-name="codigo"><text:span text:style-name="T34">parallel</text:span></text:span><text:span text:style-name="codigo"><text:span text:style-name="T36"> </text:span></text:span>en lugar de imprimirlos<text:span text:style-name="codigo"><text:span text:style-name="T36"> </text:span></text:span>fuera de la región<text:span text:style-name="codigo"><text:span text:style-name="T37"> </text:span></text:span><text:span text:style-name="codigo"><text:span text:style-name="T34">parallel</text:span></text:span>. Añadir lo necesario, dentro de la nueva directi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9"><text:span text:style-name="PalabraNegro"><text:span text:style-name="T21">RESPUESTA</text:span></text:span><text:span text:style-name="PalabraNegro">:</text:span> <text:span text:style-name="Palabra">Captura que muestre el código fuente</text:span> <text:span text:style-name="Fuente_20_de_20_párrafo_20_predeter."><text:span text:style-name="T20">single</text:span></text:span><text:span text:style-name="codigo">Modificado.c</text:span></text:p>
      <table:table table:name="Table4" table:style-name="Table4">
        <table:table-column table:style-name="Table4.A"/>
        <table:table-row table:style-name="TableLine1727277625184">
          <table:table-cell table:style-name="Table4.A1" office:value-type="string">
            <text:p text:style-name="P43"/>
          </table:table-cell>
        </table:table-row>
      </table:table>
      <text:p text:style-name="P33">CAPTURAS DE PANTALLA:</text:p>
      <text:p text:style-name="P15"/>
      <text:p text:style-name="P15"/>
      <text:p text:style-name="P15"/>
      <text:p text:style-name="P15"/>
      <text:list xml:id="list175416011176434" text:continue-numbering="true" text:style-name="WW8Num8">
        <text:list-item>
          <text:p text:style-name="P48">Imprimir los resultados del programa <text:span text:style-name="codigo">single.c</text:span> usando una directiva <text:span text:style-name="codigo"><text:span text:style-name="T34">master</text:span></text:span> dentro de la construcción <text:span text:style-name="codigo"><text:span text:style-name="T34">parallel</text:span></text:span><text:span text:style-name="codigo"><text:span text:style-name="T36"> en lugar de imprimirlos fuera de la región</text:span></text:span><text:span text:style-name="codigo"><text:span text:style-name="T34">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9"><text:span text:style-name="Fuente_20_de_20_párrafo_20_predeter."><text:span text:style-name="T21">RESPUESTA</text:span></text:span>: <text:span text:style-name="Palabra">Captura que muestre el código fuente</text:span> <text:span text:style-name="Fuente_20_de_20_párrafo_20_predeter."><text:span text:style-name="T20">single</text:span></text:span><text:span text:style-name="codigo"><text:span text:style-name="T38">Modificado2</text:span></text:span><text:span text:style-name="codigo">.c</text:span></text:p>
      <text:p text:style-name="P24"/>
      <table:table table:name="Table5" table:style-name="Table5">
        <table:table-column table:style-name="Table5.A"/>
        <table:table-row table:style-name="TableLine1727277621920">
          <table:table-cell table:style-name="Table5.A1" office:value-type="string">
            <text:p text:style-name="P43"/>
          </table:table-cell>
        </table:table-row>
      </table:table>
      <text:p text:style-name="P32">CAPTURAS DE PANTALLA:</text:p>
      <text:p text:style-name="P29"><text:soft-page-break/></text:p>
      <text:p text:style-name="P29"/>
      <text:p text:style-name="P32">RESPUESTA A LA PREGUNTA:</text:p>
      <text:p text:style-name="P29"/>
      <text:list xml:id="list175415857857997" text:continue-numbering="true" text:style-name="WW8Num8">
        <text:list-item>
          <text:p text:style-name="P49"><text:span text:style-name="Fuente_20_de_20_párrafo_20_predeter."><text:span text:style-name="T9">¿Por qué si se elimina directiva </text:span></text:span><text:span text:style-name="codigo"><text:span text:style-name="T34">barrier</text:span></text:span><text:span text:style-name="Fuente_20_de_20_párrafo_20_predeter."><text:span text:style-name="T9"> en el ejemplo </text:span></text:span><text:span text:style-name="codigo">master.c</text:span><text:span text:style-name="Fuente_20_de_20_párrafo_20_predeter."><text:span text:style-name="T9"> la suma que se calcula e imprime no siempre es correcta? Responda razonadamente.</text:span></text:span></text:p>
        </text:list-item>
      </text:list>
      <text:p text:style-name="P33">RESPUESTA:</text:p>
      <text:p text:style-name="Heading_20_1"><text:span text:style-name="T39">Parte II. </text:span>Resto de ejercicios (usar en atcgrid la cola ac a no ser que se tenga que usar atcgrid4)</text:p>
      <text:list xml:id="list175414688441834" text:continue-numbering="true" text:style-name="WW8Num8">
        <text:list-item>
          <text:p text:style-name="P49"><text:span text:style-name="Fuente_20_de_20_párrafo_20_predeter."><text:span text:style-name="T9">El programa secuencial C del Listado 1 calcula la suma de dos vectores (v3 = v1 + v2; <text:s/>v3(i) = v1(i) + v2(i), <text:s/>i=0,…N-1). Generar el ejecutable del programa del Listado 1 para </text:span></text:span><text:span text:style-name="Fuente_20_de_20_párrafo_20_predeter."><text:span text:style-name="T10">vectores globales</text:span></text:span><text:span text:style-name="Fuente_20_de_20_párrafo_20_predeter."><text:span text:style-name="T9">. Usar </text:span></text:span><text:span text:style-name="codigo">time</text:span><text:span text:style-name="Fuente_20_de_20_párrafo_20_predeter."><text:span text:style-name="T9"> (Lección 3/ Tema 1) en la línea de comandos para obtener, en atcgrid, el tiempo de ejecución (</text:span></text:span><text:span text:style-name="Fuente_20_de_20_párrafo_20_predeter."><text:span text:style-name="T12">elapsed time</text:span></text:span><text:span text:style-name="Fuente_20_de_20_párrafo_20_predeter."><text:span text:style-name="T9">)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3">elapsed</text:span></text:span><text:span text:style-name="Fuente_20_de_20_párrafo_20_predeter."><text:span text:style-name="T9">)? Justifique la respuesta. <text:s/></text:span></text:span></text:p>
        </text:list-item>
      </text:list>
      <text:p text:style-name="P33">CAPTURAS DE PANTALLA:</text:p>
      <text:p text:style-name="P27"><text:span text:style-name="Fuente_20_de_20_párrafo_20_predeter."><text:span text:style-name="T10"><text:s text:c="6"/>RESPUESTA:</text:span></text:span></text:p>
      <text:list xml:id="list175415231914419" text:continue-numbering="true" text:style-name="WW8Num8">
        <text:list-item>
          <text:p text:style-name="P49"><text:span text:style-name="Fuente_20_de_20_párrafo_20_predeter."><text:span text:style-name="T9">Generar el código ensamblador a partir del programa secuencial C del Listado 1 (ver cuaderno de BP0) para </text:span></text:span><text:span text:style-name="Fuente_20_de_20_párrafo_20_predeter."><text:span text:style-name="T10">vectores globales</text:span></text:span><text:span text:style-name="Fuente_20_de_20_párrafo_20_predeter."><text:span text:style-name="T9"> (para generar el código ensamblador tiene que compilar usando </text:span></text:span><text:span text:style-name="codigo">-S</text:span><text:span text:style-name="Fuente_20_de_20_párrafo_20_predeter."><text:span text:style-name="T9"> en lugar de </text:span></text:span><text:span text:style-name="codigo">-o</text:span><text:span text:style-name="Fuente_20_de_20_párrafo_20_predeter."><text:span text:style-name="T9">). Utilice el fichero con el código fuente ensamblador generado y el fichero ejecutable generado en el ejercicio 5 para obtener para atcgrid los MIPS (</text:span></text:span><text:span text:style-name="Fuente_20_de_20_párrafo_20_predeter."><text:span text:style-name="T12">Millions of Instructions Per Second</text:span></text:span><text:span text:style-name="Fuente_20_de_20_párrafo_20_predeter."><text:span text:style-name="T9">) y los MFLOPS (</text:span></text:span><text:span text:style-name="Fuente_20_de_20_párrafo_20_predeter."><text:span text:style-name="T12">Millions of FLOating-point Per Second</text:span></text:span><text:span text:style-name="Fuente_20_de_20_párrafo_20_predeter."><text:span text:style-name="T9">) del código que obtiene la suma de vectores </text:span></text:span><text:span text:style-name="Fuente_20_de_20_párrafo_20_predeter."><text:span text:style-name="T15">(código entre las funciones </text:span></text:span><text:span text:style-name="codigo"><text:span text:style-name="T29">clock_gettime()</text:span></text:span><text:span text:style-name="Fuente_20_de_20_párrafo_20_predeter."><text:span text:style-name="T15">);</text:span></text:span><text:span text:style-name="Fuente_20_de_20_párrafo_20_predeter."><text:span text:style-name="T9">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1">el código ensamblador de la parte de la suma de vectores</text:span></text:span><text:span text:style-name="Fuente_20_de_20_párrafo_20_predeter."><text:span text:style-name="T9"> (no de todo el programa) en el cuaderno.</text:span></text:span></text:p>
        </text:list-item>
      </text:list>
      <text:p text:style-name="P34"><text:span text:style-name="Fuente_20_de_20_párrafo_20_predeter."><text:span text:style-name="T22"><text:tab/>CAPTURAS DE PANTALLA</text:span></text:span><text:span text:style-name="Fuente_20_de_20_párrafo_20_predeter."><text:span text:style-name="T10"> </text:span></text:span><text:span text:style-name="Fuente_20_de_20_párrafo_20_predeter."><text:span text:style-name="T9">(que muestren la generación del código ensamblador y del código ejecutable, y la obtención de los tiempos de ejecución):</text:span></text:span></text:p>
      <text:p text:style-name="P30"/>
      <text:p text:style-name="P33"><text:span text:style-name="Fuente_20_de_20_párrafo_20_predeter."><text:span text:style-name="T9">RESPUESTA: </text:span></text:span><text:span text:style-name="Fuente_20_de_20_párrafo_20_predeter."><text:span text:style-name="T16">cálculo de los MIPS y los MFLOPS</text:span></text:span></text:p>
      <text:p text:style-name="P33"><text:span text:style-name="Fuente_20_de_20_párrafo_20_predeter."><text:span text:style-name="T9">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1727277630624">
          <table:table-cell table:style-name="Table6.A1" office:value-type="string">
            <text:p text:style-name="P44"/>
            <text:p text:style-name="P46"/>
            <text:p text:style-name="P45"><text:s/></text:p>
          </table:table-cell>
        </table:table-row>
      </table:table>
      <text:p text:style-name="P28"/>
      <text:list xml:id="list175414972651304" text:continue-numbering="true" text:style-name="WW8Num8">
        <text:list-item>
          <text:p text:style-name="P49"><text:span text:style-name="Fuente_20_de_20_párrafo_20_predeter."><text:span text:style-name="T9">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9"> y </text:span></text:span><text:span text:style-name="codigo">for</text:span><text:span text:style-name="Fuente_20_de_20_párrafo_20_predeter."><text:span text:style-name="T9">. Se debe paralelizar también las tareas asociadas a la inicialización de los vectores. Como en el código del Listado 1 se debe obtener el tiempo (</text:span></text:span><text:span text:style-name="Fuente_20_de_20_párrafo_20_predeter."><text:span text:style-name="T12">elapsed time</text:span></text:span><text:span text:style-name="Fuente_20_de_20_párrafo_20_predeter."><text:span text:style-name="T9">) que supone el cálculo de la suma. Para obtener este tiempo usar la función </text:span></text:span><text:span text:style-name="codigo">omp_get_wtime()</text:span><text:span text:style-name="Fuente_20_de_20_párrafo_20_predeter."><text:span text:style-name="T11">, </text:span></text:span><text:span text:style-name="Fuente_20_de_20_párrafo_20_predeter."><text:span text:style-name="T9">que proporciona el estándar OpenMP, en lugar de </text:span></text:span><text:span text:style-name="codigo">clock_gettime()</text:span><text:span text:style-name="Fuente_20_de_20_párrafo_20_predeter."><text:span text:style-name="T9">. </text:span></text:span><text:span text:style-name="Fuente_20_de_20_párrafo_20_predeter."><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25">(4) se debe imprimir el tamaño de los vectores y el número de hilos;</text:span></text:span><text:span text:style-name="Fuente_20_de_20_párrafo_20_predeter."><text:span text:style-name="T24"> </text:span></text:span><text:span text:style-name="Fuente_20_de_20_párrafo_20_predeter."><text:span text:style-name="T23">(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34"><text:soft-page-break/><text:span text:style-name="Fuente_20_de_20_párrafo_20_predeter."><text:span text:style-name="T23"/></text:span></text:p>
      <text:p text:style-name="Normal"><text:span text:style-name="Fuente_20_de_20_párrafo_20_predeter."><text:span text:style-name="T21">RESPUESTA: </text:span></text:span>Captura que muestre el código fuente implementado <text:span text:style-name="Fuente_20_de_20_párrafo_20_predeter."><text:span text:style-name="T20">sp-OpenMP-for</text:span></text:span><text:span text:style-name="codigo">.c</text:span></text:p>
      <table:table table:name="Table7" table:style-name="Table7">
        <table:table-column table:style-name="Table7.A"/>
        <table:table-row table:style-name="TableLine1727277622736">
          <table:table-cell table:style-name="Table7.A1" office:value-type="string">
            <text:p text:style-name="P43"/>
          </table:table-cell>
        </table:table-row>
      </table:table>
      <text:p text:style-name="P28"/>
      <text:p text:style-name="P32">(RECUERDE ADJUNTAR CÓDIGO FUENTE AL .ZIP)</text:p>
      <text:p text:style-name="P32">CAPTURAS DE PANTALLA (compilación y ejecución para N=8 y N=11):</text:p>
      <text:p text:style-name="P30"/>
      <text:p text:style-name="P28"/>
      <text:list xml:id="list175414660694866" text:continue-numbering="true" text:style-name="WW8Num8">
        <text:list-item>
          <text:p text:style-name="P49"><text:span text:style-name="Fuente_20_de_20_párrafo_20_predeter."><text:span text:style-name="T9">Implementar un programa en C con OpenMP, a partir del código del Listado 1, que calcule en paralelo la suma de dos vectores usando las </text:span></text:span><text:span text:style-name="codigo">parallel</text:span><text:span text:style-name="Fuente_20_de_20_párrafo_20_predeter."><text:span text:style-name="T9"> y </text:span></text:span><text:span text:style-name="codigo">sections/section</text:span><text:span text:style-name="Fuente_20_de_20_párrafo_20_predeter."><text:span text:style-name="T9"> (se debe aprovechar el paralelismo de datos usando estas directivas en lugar de la directiva </text:span></text:span><text:span text:style-name="codigo">for</text:span><text:span text:style-name="Fuente_20_de_20_párrafo_20_predeter."><text:span text:style-name="T9">); es decir, hay que repartir el trabajo (tareas) entre varios threads usando <text:s/></text:span></text:span><text:span text:style-name="codigo">sections/section.</text:span><text:span text:style-name="Fuente_20_de_20_párrafo_20_predeter."><text:span text:style-name="T9"> Se debe paralelizar también las tareas asociadas a la inicialización de los vectores. Para obtener este tiempo usar la función </text:span></text:span><text:span text:style-name="codigo">omp_get_wtime() </text:span><text:span text:style-name="Fuente_20_de_20_párrafo_20_predeter."><text:span text:style-name="T9">en lugar de </text:span></text:span><text:span text:style-name="codigo">clock_gettime()</text:span><text:span text:style-name="Fuente_20_de_20_párrafo_20_predeter."><text:span text:style-name="T9">. </text:span></text:span><text:span text:style-name="Fuente_20_de_20_párrafo_20_predeter."><text:span text:style-name="T23">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25">(4) se debe imprimir el tamaño de los vectores y el número de hilos;</text:span></text:span><text:span text:style-name="Fuente_20_de_20_párrafo_20_predeter."><text:span text:style-name="T24"> </text:span></text:span><text:span text:style-name="Fuente_20_de_20_párrafo_20_predeter."><text:span text:style-name="T23">(</text:span></text:span><text:span text:style-name="Fuente_20_de_20_párrafo_20_predeter."><text:span text:style-name="T8">5</text:span></text:span><text:span text:style-name="Fuente_20_de_20_párrafo_20_predeter."><text:span text:style-name="T23">) sea cual sea el tamaño de los vectores el tiempo de ejecución del código paralelo que suma los vectores y, al menos, el primer y último componente de v1, v2 y v3 (esto último evita que las optimizaciones del compilador eliminen el código de la suma).</text:span></text:span></text:p>
          <text:p text:style-name="P49"><text:span text:style-name="Fuente_20_de_20_párrafo_20_predeter."><text:span text:style-name="T23"/></text:span></text:p>
        </text:list-item>
      </text:list>
      <text:p text:style-name="Normal"><text:span text:style-name="Fuente_20_de_20_párrafo_20_predeter."><text:span text:style-name="T21">RESPUESTA: </text:span></text:span>Captura que muestre el código fuente implementado <text:span text:style-name="Fuente_20_de_20_párrafo_20_predeter."><text:span text:style-name="T20">sp-OpenMP-sections</text:span></text:span><text:span text:style-name="codigo">.c</text:span></text:p>
      <table:table table:name="Table8" table:style-name="Table8">
        <table:table-column table:style-name="Table8.A"/>
        <table:table-row table:style-name="Table8.1">
          <table:table-cell table:style-name="Table8.A1" office:value-type="string">
            <text:p text:style-name="P43"/>
          </table:table-cell>
        </table:table-row>
      </table:table>
      <text:p text:style-name="P28"/>
      <text:p text:style-name="P32">(RECUERDE ADJUNTAR CÓDIGO FUENTE AL .ZIP)</text:p>
      <text:p text:style-name="P32">CAPTURAS DE PANTALLA (compilación y ejecución para N=8 y N=11):</text:p>
      <text:p text:style-name="P30"/>
      <text:p text:style-name="P30"/>
      <text:list xml:id="list175415933334724" text:continue-numbering="true" text:style-name="WW8Num8">
        <text:list-item>
          <text:p text:style-name="P50">¿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33">RESPUESTA:</text:p>
      <text:p text:style-name="P30"/>
      <text:list xml:id="list175415032216853" text:continue-numbering="true" text:style-name="WW8Num8">
        <text:list-item>
          <text:p text:style-name="P49"><text:span text:style-name="Fuente_20_de_20_párrafo_20_predeter."><text:span text:style-name="T17"><text:s/></text:span></text:span><text:span text:style-name="Fuente_20_de_20_párrafo_20_predeter."><text:span text:style-name="T9">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27">67108864.</text:span></text:span></text:p>
          <text:p text:style-name="P49"><text:span text:style-name="Fuente_20_de_20_párrafo_20_predeter."><text:span text:style-name="T27"/></text:span></text:p>
        </text:list-item>
      </text:list>
      <text:p text:style-name="Normal"><text:span text:style-name="Fuente_20_de_20_párrafo_20_predeter."><text:span text:style-name="T21">RESPUESTA: </text:span></text:span>Captura del script implementado <text:span text:style-name="Fuente_20_de_20_párrafo_20_predeter."><text:span text:style-name="T20">sp-OpenMP-script10</text:span></text:span><text:span text:style-name="codigo">.sh</text:span></text:p>
      <table:table table:name="Table9" table:style-name="Table9">
        <table:table-column table:style-name="Table9.A"/>
        <text:soft-page-break/>
        <table:table-row table:style-name="Table9.1">
          <table:table-cell table:style-name="Table9.A1" office:value-type="string">
            <text:p text:style-name="P43"/>
          </table:table-cell>
        </table:table-row>
      </table:table>
      <text:p text:style-name="P28"/>
      <text:p text:style-name="P32">(RECUERDE ADJUNTAR LOS CÓDIGOS AL .ZIP)</text:p>
      <text:p text:style-name="P32">CAPTURAS DE PANTALLA (mostrar la ejecución en atcgrid – envío(s) a la cola):</text:p>
      <text:p text:style-name="P30"/>
      <text:p text:style-name="P28"/>
      <text:p text:style-name="P34"><draw:frame draw:style-name="fr2" draw:name="Marco1" text:anchor-type="paragraph" svg:x="-0.002cm" svg:y="0.526cm" svg:width="17.463cm" style:rel-width="scale" svg:height="12.822cm" style:rel-height="scale" draw:z-index="1"><draw:text-box><table:table table:name="Table10" table:style-name="Table10"><table:table-column table:style-name="Table10.A"/><table:table-row table:style-name="TableLine1727277627904"><table:table-cell table:style-name="Table10.A1" office:value-type="string"><text:p text:style-name="P51"><text:bookmark-start text:name="_Ref347300391"/><text:span text:style-name="Fuente_20_de_20_párrafo_20_predeter."><text:span text:style-name="T21">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1727277634976"><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6">Nº de Componentes</text:p></table:table-cell><table:table-cell table:style-name="Table11.B1" office:value-type="string"><text:p text:style-name="P6">T. secuencial vect. Globales</text:p><text:p text:style-name="P8">1 thread=core</text:p></table:table-cell><table:table-cell table:style-name="Table11.C1" office:value-type="string"><text:p text:style-name="P3"><text:span text:style-name="Fuente_20_de_20_párrafo_20_predeter."><text:span text:style-name="T26">T. paralelo (versión </text:span></text:span><text:span text:style-name="codigo"><text:span text:style-name="T28">for</text:span></text:span><text:span text:style-name="Fuente_20_de_20_párrafo_20_predeter."><text:span text:style-name="T26">)</text:span></text:span></text:p><text:p text:style-name="P42">¿?threads = cores lógicos = cores físicos</text:p></table:table-cell><table:table-cell table:style-name="Table11.D1" office:value-type="string"><text:p text:style-name="P3"><text:span text:style-name="Fuente_20_de_20_párrafo_20_predeter."><text:span text:style-name="T26">T. paralelo (versión </text:span></text:span><text:span text:style-name="codigo"><text:span text:style-name="T28">sections)</text:span></text:span></text:p><text:p text:style-name="P42">¿?threads = cores lógicos = cores físicos</text:p></table:table-cell></table:table-row><table:table-row table:style-name="Table11.1"><table:table-cell table:style-name="Table11.A2" office:value-type="string"><text:p text:style-name="P4">16384</text:p></table:table-cell><table:table-cell table:style-name="Table11.B2" office:value-type="string"><text:p text:style-name="P5"/></table:table-cell><table:table-cell table:style-name="Table11.C2" office:value-type="string"><text:p text:style-name="P5"/></table:table-cell><table:table-cell table:style-name="Table11.D2" office:value-type="string"><text:p text:style-name="P5"/></table:table-cell></table:table-row><table:table-row table:style-name="Table11.1"><table:table-cell table:style-name="Table11.A3" office:value-type="string"><text:p text:style-name="P4">32768</text:p></table:table-cell><table:table-cell table:style-name="Table11.B3" office:value-type="string"><text:p text:style-name="P5"/></table:table-cell><table:table-cell table:style-name="Table11.C3" office:value-type="string"><text:p text:style-name="P5"/></table:table-cell><table:table-cell table:style-name="Table11.D3" office:value-type="string"><text:p text:style-name="P5"/></table:table-cell></table:table-row><table:table-row table:style-name="Table11.1"><table:table-cell table:style-name="Table11.A4" office:value-type="string"><text:p text:style-name="P7">65536</text:p></table:table-cell><table:table-cell table:style-name="Table11.B4" office:value-type="string"><text:p text:style-name="P5"/></table:table-cell><table:table-cell table:style-name="Table11.C4" office:value-type="string"><text:p text:style-name="P5"/></table:table-cell><table:table-cell table:style-name="Table11.D4" office:value-type="string"><text:p text:style-name="P5"/></table:table-cell></table:table-row><table:table-row table:style-name="Table11.1"><table:table-cell table:style-name="Table11.A5" office:value-type="string"><text:p text:style-name="P7">131072</text:p></table:table-cell><table:table-cell table:style-name="Table11.B5" office:value-type="string"><text:p text:style-name="P5"/></table:table-cell><table:table-cell table:style-name="Table11.C5" office:value-type="string"><text:p text:style-name="P5"/></table:table-cell><table:table-cell table:style-name="Table11.D5" office:value-type="string"><text:p text:style-name="P5"/></table:table-cell></table:table-row><table:table-row table:style-name="Table11.1"><table:table-cell table:style-name="Table11.A6" office:value-type="string"><text:p text:style-name="P7">262144</text:p></table:table-cell><table:table-cell table:style-name="Table11.B6" office:value-type="string"><text:p text:style-name="P5"/></table:table-cell><table:table-cell table:style-name="Table11.C6" office:value-type="string"><text:p text:style-name="P5"/></table:table-cell><table:table-cell table:style-name="Table11.D6" office:value-type="string"><text:p text:style-name="P5"/></table:table-cell></table:table-row><table:table-row table:style-name="Table11.1"><table:table-cell table:style-name="Table11.A7" office:value-type="string"><text:p text:style-name="P7">524288</text:p></table:table-cell><table:table-cell table:style-name="Table11.B7" office:value-type="string"><text:p text:style-name="P5"/></table:table-cell><table:table-cell table:style-name="Table11.C7" office:value-type="string"><text:p text:style-name="P5"/></table:table-cell><table:table-cell table:style-name="Table11.D7" office:value-type="string"><text:p text:style-name="P5"/></table:table-cell></table:table-row><table:table-row table:style-name="Table11.1"><table:table-cell table:style-name="Table11.A8" office:value-type="string"><text:p text:style-name="P7">1048576</text:p></table:table-cell><table:table-cell table:style-name="Table11.B8" office:value-type="string"><text:p text:style-name="P5"/></table:table-cell><table:table-cell table:style-name="Table11.C8" office:value-type="string"><text:p text:style-name="P5"/></table:table-cell><table:table-cell table:style-name="Table11.D8" office:value-type="string"><text:p text:style-name="P5"/></table:table-cell></table:table-row><table:table-row table:style-name="Table11.1"><table:table-cell table:style-name="Table11.A9" office:value-type="string"><text:p text:style-name="P7">2097152</text:p></table:table-cell><table:table-cell table:style-name="Table11.B9" office:value-type="string"><text:p text:style-name="P5"/></table:table-cell><table:table-cell table:style-name="Table11.C9" office:value-type="string"><text:p text:style-name="P5"/></table:table-cell><table:table-cell table:style-name="Table11.D9" office:value-type="string"><text:p text:style-name="P5"/></table:table-cell></table:table-row><table:table-row table:style-name="Table11.1"><table:table-cell table:style-name="Table11.A10" office:value-type="string"><text:p text:style-name="P7">4194304</text:p></table:table-cell><table:table-cell table:style-name="Table11.B10" office:value-type="string"><text:p text:style-name="P5"/></table:table-cell><table:table-cell table:style-name="Table11.C10" office:value-type="string"><text:p text:style-name="P5"/></table:table-cell><table:table-cell table:style-name="Table11.D10" office:value-type="string"><text:p text:style-name="P5"/></table:table-cell></table:table-row><table:table-row table:style-name="Table11.1"><table:table-cell table:style-name="Table11.A11" office:value-type="string"><text:p text:style-name="P7">8388608</text:p></table:table-cell><table:table-cell table:style-name="Table11.B11" office:value-type="string"><text:p text:style-name="P5"/></table:table-cell><table:table-cell table:style-name="Table11.C11" office:value-type="string"><text:p text:style-name="P5"/></table:table-cell><table:table-cell table:style-name="Table11.D11" office:value-type="string"><text:p text:style-name="P5"/></table:table-cell></table:table-row><table:table-row table:style-name="Table11.1"><table:table-cell table:style-name="Table11.A12" office:value-type="string"><text:p text:style-name="P7">16777216</text:p></table:table-cell><table:table-cell table:style-name="Table11.B12" office:value-type="string"><text:p text:style-name="P5"/></table:table-cell><table:table-cell table:style-name="Table11.C12" office:value-type="string"><text:p text:style-name="P5"/></table:table-cell><table:table-cell table:style-name="Table11.D12" office:value-type="string"><text:p text:style-name="P5"/></table:table-cell></table:table-row><table:table-row table:style-name="Table11.1"><table:table-cell table:style-name="Table11.A13" office:value-type="string"><text:p text:style-name="P7">33554432</text:p></table:table-cell><table:table-cell table:style-name="Table11.B13" office:value-type="string"><text:p text:style-name="P5"/></table:table-cell><table:table-cell table:style-name="Table11.C13" office:value-type="string"><text:p text:style-name="P5"/></table:table-cell><table:table-cell table:style-name="Table11.D13" office:value-type="string"><text:p text:style-name="P5"/></table:table-cell></table:table-row><table:table-row table:style-name="Table11.1"><table:table-cell table:style-name="Table11.A14" office:value-type="string"><text:p text:style-name="P7">67108864</text:p></table:table-cell><table:table-cell table:style-name="Table11.B14" office:value-type="string"><text:p text:style-name="P5"/></table:table-cell><table:table-cell table:style-name="Table11.C14" office:value-type="string"><text:p text:style-name="P5"/></table:table-cell><table:table-cell table:style-name="Table11.D14" office:value-type="string"><text:p text:style-name="P5"/></table:table-cell></table:table-row></table:table><text:p text:style-name="P23"/></table:table-cell></table:table-row></table:table><text:p text:style-name="Normal"/></draw:text-box></draw:frame><text:span text:style-name="Fuente_20_de_20_párrafo_20_predeter."><text:span text:style-name="T18"/></text:span></text:p>
      <text:list xml:id="list175415503360257" text:continue-numbering="true" text:style-name="WW8Num8">
        <text:list-item>
          <text:p text:style-name="P49"><text:span text:style-name="Fuente_20_de_20_párrafo_20_predeter."><text:span text:style-name="T9">Rellenar una tabla como la Tabla 3 para atcgrid con el tiempo de ejecución, tiempo de CPU del usuario y tiempo CPU del sistema obtenidos con </text:span></text:span><text:span text:style-name="codigo">time</text:span><text:span text:style-name="Fuente_20_de_20_párrafo_20_predeter."><text:span text:style-name="T9"> para el ejecutable del ejercicio 7 y <text:s/>para el programa secuencial 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19">¿El tiempo de CPU que se obtiene es mayor o igual que el tiempo real (</text:span></text:span><text:span text:style-name="Fuente_20_de_20_párrafo_20_predeter."><text:span text:style-name="T14">elapsed</text:span></text:span><text:span text:style-name="Fuente_20_de_20_párrafo_20_predeter."><text:span text:style-name="T19">)? Justifique la respuesta.</text:span></text:span></text:p>
        </text:list-item>
      </text:list>
      <text:p text:style-name="Normal"><text:span text:style-name="Fuente_20_de_20_párrafo_20_predeter."><text:span text:style-name="T21">RESPUESTA: </text:span></text:span>Captura del script implementado <text:span text:style-name="Fuente_20_de_20_párrafo_20_predeter."><text:span text:style-name="T20">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43"/>
          </table:table-cell>
        </table:table-row>
      </table:table>
      <text:p text:style-name="P28"/>
      <text:p text:style-name="P32">(RECUERDE ADJUNTAR LOS CÓDIGOS AL .ZIP)</text:p>
      <text:p text:style-name="P32">CAPTURAS DE PANTALLA (ejecución en atcgrid):</text:p>
      <text:p text:style-name="P24"/>
      <text:p text:style-name="P24"><text:soft-page-break/></text:p>
      <table:table table:name="Table13" table:style-name="Table13">
        <table:table-column table:style-name="Table13.A"/>
        <table:table-row table:style-name="TableLine1727277669520">
          <table:table-cell table:style-name="Table13.A1" office:value-type="string">
            <text:p text:style-name="P52"><text:bookmark-start text:name="_Ref347671812"/><text:span text:style-name="Fuente_20_de_20_párrafo_20_predeter."><text:span text:style-name="T21">Tabla 3.</text:span></text:span> Tiempos de ejecución de la versión secuencial de la suma de vectores y de las dos versiones paralelas<text:bookmark-end text:name="_Ref347671812"/>. <text:s/>Sustituir en el encabezado de la tabla “¿?” por el número de threads utilizados.</text:p>
          </table:table-cell>
        </table:table-row>
        <table:table-row table:style-name="Table13.2">
          <table:table-cell table:style-name="Table13.A1" office:value-type="string">
            <text:p text:style-name="P22"><draw:frame draw:style-name="fr1" draw:name="Marco3" text:anchor-type="paragraph" svg:y="0.462cm" svg:width="16.499cm" style:rel-width="scale" svg:height="5.902cm"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5">Nº de Componentes</text:p></table:table-cell><table:table-cell table:style-name="Table14.A1" office:value-type="string"><text:p text:style-name="P35">Tiempo secuencial vect. Globales</text:p><text:p text:style-name="P35">1 thread = 1 core lógico = 1 core físico</text:p><text:p text:style-name="P39">Elapsed <text:s text:c="10"/>CPU-user <text:s text:c="8"/>CPU- sys</text:p></table:table-cell><table:table-cell table:style-name="Table14.A1" office:value-type="string"><text:p text:style-name="P38"><text:span text:style-name="Fuente_20_de_20_párrafo_20_predeter."><text:span text:style-name="T26">Tiempo paralelo/versión </text:span></text:span><text:span text:style-name="codigo">for</text:span></text:p><text:p text:style-name="P40">¿? Threads = cores lógicos=cores físicos</text:p><text:p text:style-name="P41">Elapsed <text:s text:c="10"/>CPU-user <text:s text:c="8"/>CPU- sys</text:p></table:table-cell></table:table-row><table:table-row table:style-name="Table14.1"><table:table-cell table:style-name="Table14.A2" office:value-type="string"><text:p text:style-name="P36">8388608</text:p></table:table-cell><table:table-cell table:style-name="Table14.A2" office:value-type="string"><text:p text:style-name="P37"/></table:table-cell><table:table-cell table:style-name="Table14.A2" office:value-type="string"><text:p text:style-name="P37"/></table:table-cell></table:table-row><table:table-row table:style-name="Table14.1"><table:table-cell table:style-name="Table14.A2" office:value-type="string"><text:p text:style-name="P36">16777216</text:p></table:table-cell><table:table-cell table:style-name="Table14.B3" office:value-type="string"><text:p text:style-name="P37"/></table:table-cell><table:table-cell table:style-name="Table14.B3" office:value-type="string"><text:p text:style-name="P37"/></table:table-cell></table:table-row><table:table-row table:style-name="Table14.1"><table:table-cell table:style-name="Table14.A2" office:value-type="string"><text:p text:style-name="P36">33554432</text:p></table:table-cell><table:table-cell table:style-name="Table14.A2" office:value-type="string"><text:p text:style-name="P37"/></table:table-cell><table:table-cell table:style-name="Table14.A2" office:value-type="string"><text:p text:style-name="P37"/></table:table-cell></table:table-row><table:table-row table:style-name="Table14.1"><table:table-cell table:style-name="Table14.A5" office:value-type="string"><text:p text:style-name="P36">67108864</text:p></table:table-cell><table:table-cell table:style-name="Table14.B5" office:value-type="string"><text:p text:style-name="P37"/></table:table-cell><table:table-cell table:style-name="Table14.B5" office:value-type="string"><text:p text:style-name="P37"/></table:table-cell></table:table-row></table:table><text:p text:style-name="Normal"/></draw:text-box></draw:frame><text:span text:style-name="Fuente_20_de_20_párrafo_20_predeter."><text:span text:style-name="T18"/></text:span></text:p>
          </table:table-cell>
        </table:table-row>
      </table:table>
      <text:p text:style-name="P26"><text:bookmark text:name="_Ref338787914"/><text:bookmark text:name="_Ref338826099"/><text:span text:style-name="Fuente_20_de_20_párrafo_20_predeter."><text:span text:style-name="T7"/></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Calibri" svg:font-family="Calibri, sans-serif" style:font-family-generic="system"/>
    <style:font-face style:name="Lohit Devanagari" svg:font-family="'Lohit Devanagari'"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6cm" fo:margin-right="0cm" fo:margin-top="0.199cm" fo:margin-bottom="0cm" style:contextual-spacing="false" fo:orphans="0" fo:widows="0" fo:hyphenation-ladder-count="no-limit" fo:text-indent="0cm" style:auto-text-indent="false" style:page-number="auto"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margin-left="0.199cm" fo:margin-right="0cm" fo:text-align="justify" style:justify-single-word="false" fo:orphans="0" fo:widows="0" fo:hyphenation-ladder-count="no-limit" fo:text-indent="0cm" style:auto-text-indent="false"/>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color="#b20d21" loext:opacity="100%"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master-page-name="">
      <style:paragraph-properties fo:margin-top="0.423cm" fo:margin-bottom="0.212cm" style:contextual-spacing="false" style:page-number="auto"/>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Lista_20_vistosa_20_-_20_Énfasis_20_11" style:display-name="Lista vistosa - Énfasis 11" style:family="paragraph" style:parent-style-name="Standard">
      <style:paragraph-properties fo:margin-left="1.27cm" fo:margin-right="0cm" fo:margin-top="0.212cm" fo:margin-bottom="0cm" style:contextual-spacing="false" fo:orphans="2" fo:widows="2" fo:hyphenation-ladder-count="no-limit" fo:text-indent="0cm" style:auto-text-indent="false">
        <style:tab-stops/>
      </style:paragraph-properties>
      <style:text-properties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true" loext:hyphenation-no-caps="false"/>
    </style:style>
    <style:style style:name="WW-Predeterminado" style:family="paragraph">
      <style:paragraph-properties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abla" style:family="paragraph" style:parent-style-name="Normal" style:list-style-name="WW8Num5">
      <style:paragraph-properties fo:margin-top="0.423cm" fo:margin-bottom="0cm" style:contextual-spacing="false" fo:text-align="center" style:justify-single-word="false" fo:orphans="2" fo:widows="2" fo:hyphenation-ladder-count="no-limit" style:vertical-align="auto">
        <style:tab-stops>
          <style:tab-stop style:position="-14.092cm"/>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WW_5f_CharLFO17LVL1" style:display-name="WW_CharLFO17LVL1" style:family="text">
      <style:text-properties fo:color="#4f81bd" loext:opacity="100%" fo:font-size="12pt" style:font-size-asian="12pt"/>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style:num-prefix=" " style:num-suffix="." style:num-format="1" text:start-value="8">
        <style:list-level-properties text:list-level-position-and-space-mode="label-alignment">
          <style:list-level-label-alignment text:label-followed-by="space" fo:text-indent="-0.499cm"/>
        </style:list-level-properties>
      </text:list-level-style-number>
      <text:list-level-style-number text:level="2" text:style-name="WW_5f_CharLFO30LVL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_5f_OutlineListStyle_5f_26" style:display-name="WW_OutlineListStyle_2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_5f_CharLFO17LVL1"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text-properties officeooo:paragraph-rsid="0031e6b8"/>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text-properties style:font-name="Arial" fo:font-size="8pt" officeooo:rsid="0033287f" style:font-size-asian="8pt" style:font-name-complex="Arial"/>
    </style:style>
    <style:style style:name="MT3" style:family="text">
      <style:text-properties fo:color="#203931" loext:opacity="100%" style:font-name="Arial" fo:font-size="8pt" style:font-size-asian="8pt" style:font-name-complex="Arial"/>
    </style:style>
    <style:style style:name="MT4" style:family="text">
      <style:text-properties fo:color="#203931" loext:opacity="100%" style:font-name="Arial" fo:font-size="8pt" fo:language="es" fo:country="ES" officeooo:rsid="0030e05f" style:font-name-asian="MS Mincho" style:font-size-asian="8pt" style:language-asian="zh" style:country-asian="CN" style:font-name-complex="Arial" style:font-size-complex="12pt"/>
    </style:style>
    <style:style style:name="MT5"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
      <style:header-left>
        <text:p text:style-name="MP1"><text:span text:style-name="Fuente_20_de_20_párrafo_20_predeter."><text:span text:style-name="MT1">Cuaderno de prácticas de Arquitectura de Computadores, Grado</text:span></text:span><text:span text:style-name="Fuente_20_de_20_párrafo_20_predeter."><text:span text:style-name="MT2">s</text:span></text:span><text:span text:style-name="Fuente_20_de_20_párrafo_20_predeter."><text:span text:style-name="MT1"> Ingeniería Informática<text:line-break/></text:span></text:span></text:p>
      </style:header-left>
      <style:footer>
        <text:p text:style-name="MP2"><text:span text:style-name="Fuente_20_de_20_párrafo_20_predeter."><text:span text:style-name="MT3">Depto. </text:span></text:span><text:span text:style-name="Fuente_20_de_20_párrafo_20_predeter."><text:span text:style-name="MT4">Ingeniería de Computadores, Automática y Robótica</text:span></text:span><text:span text:style-name="Fuente_20_de_20_párrafo_20_predeter."><text:span text:style-name="MT1"> <text:s text:c="125"/></text:span></text:span><text:span text:style-name="Número_20_de_20_página"><text:s/></text:span><text:span text:style-name="Número_20_de_20_página"><text:page-number text:select-page="current">5</text:page-number></text:span></text:p>
      </style:footer>
      <style:footer-left>
        <text:p text:style-name="MP3"><text:span text:style-name="Número_20_de_20_página"><text:page-number text:select-page="current">4</text:page-number></text:span><text:span text:style-name="Número_20_de_20_página"><text:tab/><text:tab/><text:tab/><text:tab/> <text:s text:c="25"/></text:span><text:span text:style-name="Fuente_20_de_20_párrafo_20_predeter."><text:span text:style-name="MT3">Depto. </text:span></text:span><text:span text:style-name="Fuente_20_de_20_párrafo_20_predeter."><text:span text:style-name="MT4">Ingeniería de Computadores, Automática y Robótica</text:span></text:span></text:p>
      </style:footer-left>
    </style:master-page>
    <style:master-page style:name="MPF0" style:page-layout-name="Mpm3" style:next-style-name="MP0">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dc:title/>
    <meta:initial-creator>Luis Javier Herrera</meta:initial-creator>
    <meta:creation-date>2021-02-16T17:19:00Z</meta:creation-date>
    <dc:date>2023-02-21T17:54:14.101000000</dc:date>
    <meta:print-date>2021-02-16T12:10:00Z</meta:print-date>
    <meta:editing-cycles>24</meta:editing-cycles>
    <meta:editing-duration>P2DT8H29M45S</meta:editing-duration>
    <meta:document-statistic meta:table-count="14" meta:image-count="0" meta:object-count="0" meta:page-count="5" meta:paragraph-count="84" meta:word-count="1676" meta:character-count="10504" meta:non-whitespace-character-count="8706"/>
    <meta:template xlink:type="simple" xlink:actuate="onRequest" xlink:title="" xlink:href="../../Plantillas_2021_22/BP0_Apellido1Apellido2Nombre_Y.odt/Normal"/>
  </office:meta>
</office:document-meta>
</file>